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FFFF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3C7D22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none" fo:border-bottom="thin solid #BFBFBF" fo:border-left="thin solid #BFBFBF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-top="thin solid #BFBFBF" fo:border-bottom="thin solid #BFBFBF" fo:border-left="thin solid #BFBFBF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14">
      <style:table-cell-properties fo:border-top="thin solid #BFBFBF" fo:border-bottom="thin solid #BFBFBF" fo:border-left="thin solid #BFBFBF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12">
      <style:table-cell-properties fo:border-top="thin solid #BFBFBF" fo:border-bottom="thin solid #BFBFBF" fo:border-left="thin solid #BFBFBF" fo:border-right="2pt solid #000000"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12">
      <style:table-cell-properties fo:border-top="thin solid #BFBFBF" fo:border-bottom="2pt solid #000000" fo:border-left="thin solid #BFBFBF" fo:border-right="2pt solid #000000"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12">
      <style:table-cell-properties fo:border-top="none" fo:border-bottom="thin solid #A6A6A6" fo:border-left="thin solid #A6A6A6" fo:border-right="thin solid #A6A6A6"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12">
      <style:table-cell-properties fo:border="thin solid #A6A6A6"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12">
      <style:table-cell-properties fo:border-top="thin solid #A6A6A6" fo:border-bottom="2pt solid #000000" fo:border-left="thin solid #A6A6A6" fo:border-right="thin solid #A6A6A6"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A6A6A6" fo:border-left="2pt solid #000000" fo:border-right="thin solid #A6A6A6" style:vertical-align="automatic" style:repeat-content="false"/>
      <style:paragraph-properties fo:text-align="start" fo:margin-left="0.706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top="thin solid #A6A6A6" fo:border-bottom="thin solid #A6A6A6" fo:border-left="2pt solid #000000" fo:border-right="thin solid #A6A6A6" style:vertical-align="automatic" style:repeat-content="false"/>
      <style:paragraph-properties fo:text-align="start" fo:margin-left="0.706cm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A6A6A6" fo:border-bottom="2pt solid #000000" fo:border-left="2pt solid #000000" fo:border-right="thin solid #A6A6A6" style:vertical-align="automatic" style:repeat-content="false"/>
      <style:paragraph-properties fo:text-align="start" fo:margin-left="0.706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background-color="#D4A006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A6A6A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A6A6A6"/>
    </style:style>
    <style:style style:name="ce20" style:family="table-cell" style:parent-style-name="Default" style:data-style-name="N36">
      <style:table-cell-properties style:vertical-align="automatic" fo:background-color="#A6A6A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13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automatic" fo:background-color="#D4A006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36">
      <style:table-cell-properties style:vertical-align="automatic" fo:background-color="#A6A6A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C000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C000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C000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BFBFBF" fo:border-left="2pt solid #000000" fo:border-right="thin solid #BFBFBF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top="none" fo:border-bottom="thin solid #BFBFBF" fo:border-left="thin solid #BFBFBF" fo:border-right="thin solid #BFBFBF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BFBFBF" fo:border-bottom="thin solid #BFBFBF" fo:border-left="2pt solid #000000" fo:border-right="thin solid #BFBFBF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BFBFBF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BFBFBF" fo:border-bottom="2pt solid #000000" fo:border-left="2pt solid #000000" fo:border-right="thin solid #BFBFBF" style:vertical-align="automatic" fo:background-color="#D9D9D9" style:repeat-content="false"/>
      <style:paragraph-properties fo:text-align="start" fo:margin-left="0.706cm"/>
      <style:text-properties fo:color="#000000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BFBFBF" fo:border-bottom="2pt solid #000000" fo:border-left="thin solid #BFBFBF" fo:border-right="thin solid #BFBFBF" style:vertical-align="automatic" fo:background-color="#D9D9D9" style:repeat-content="false"/>
      <style:paragraph-properties fo:text-align="start" fo:margin-left="0.706cm"/>
      <style:text-properties fo:color="#000000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3C7D22" style:repeat-content="false"/>
      <style:paragraph-properties fo:text-align="center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3C7D22" style:repeat-content="false"/>
      <style:paragraph-properties fo:text-align="center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3C7D22" style:repeat-content="false"/>
      <style:paragraph-properties fo:text-align="center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3C7D22" style:repeat-content="false"/>
      <style:paragraph-properties fo:text-align="center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#3C7D22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BFBFBF" fo:border-left="2pt solid #000000" fo:border-right="thin solid #BFBFBF" style:vertical-align="automatic" style:repeat-content="false"/>
      <style:paragraph-properties fo:text-align="start" fo:margin-left="0.706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none" fo:border-bottom="thin solid #BFBFBF" fo:border-left="thin solid #BFBFBF" fo:border-right="thin solid #BFBFBF" style:vertical-align="automatic" style:repeat-content="false"/>
      <style:paragraph-properties fo:text-align="start" fo:margin-left="0.706cm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BFBFBF" fo:border-bottom="thin solid #BFBFBF" fo:border-left="2pt solid #000000" fo:border-right="thin solid #BFBFBF" style:vertical-align="automatic" style:repeat-content="false"/>
      <style:paragraph-properties fo:text-align="start" fo:margin-left="0.706cm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BFBFBF" style:vertical-align="automatic" style:repeat-content="false"/>
      <style:paragraph-properties fo:text-align="start" fo:margin-left="0.706cm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BFBFBF" fo:border-bottom="thin solid #BFBFBF" fo:border-left="2pt solid #000000" fo:border-right="thin solid #BFBFBF" style:vertical-align="automatic" fo:background-color="#D9D9D9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BFBFBF" style:vertical-align="automatic" fo:background-color="#D9D9D9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BFBFBF" fo:border-bottom="2pt solid #000000" fo:border-left="2pt solid #000000" fo:border-right="thin solid #BFBFBF" style:vertical-align="automatic" fo:background-color="#D9D9D9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BFBFBF" fo:border-bottom="2pt solid #000000" fo:border-left="thin solid #BFBFBF" fo:border-right="thin solid #BFBFBF" style:vertical-align="automatic" fo:background-color="#D9D9D9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48" style:family="table-cell" style:parent-style-name="Default" style:data-style-name="N13">
      <style:table-cell-properties fo:border-top="thin solid #0D0D0D" fo:border-bottom="none" fo:border-left="none" fo:border-right="none" style:vertical-align="automatic" fo:background-color="#F2F2F2" style:repeat-content="false"/>
      <style:paragraph-properties fo:text-align="center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D0D0D" fo:border-bottom="none" fo:border-left="none" fo:border-right="none" style:vertical-align="automatic" fo:background-color="#F2F2F2" style:repeat-content="false"/>
      <style:paragraph-properties fo:text-align="center"/>
    </style:style>
    <style:style style:name="ce50" style:family="table-cell" style:parent-style-name="Default" style:data-style-name="N13">
      <style:table-cell-properties style:vertical-align="automatic" fo:background-color="#F2F2F2" style:repeat-content="fals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ackground-color="#F2F2F2"/>
    </style:style>
    <style:style style:name="ce52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53" style:family="table-cell" style:parent-style-name="Default" style:data-style-name="N13">
      <style:table-cell-properties fo:border-top="thin solid #0D0D0D" fo:border-bottom="none" fo:border-left="none" fo:border-right="none" style:vertical-align="automatic" fo:background-color="#F2F2F2" style:repeat-content="false"/>
      <style:paragraph-properties fo:text-align="center"/>
    </style:style>
    <style:style style:name="ce54" style:family="table-cell" style:parent-style-name="Default" style:data-style-name="N13">
      <style:table-cell-properties style:vertical-align="automatic" fo:background-color="#F2F2F2" style:repeat-content="false"/>
      <style:paragraph-properties fo:text-align="center"/>
    </style:style>
    <style:style style:name="ce55" style:family="table-cell" style:parent-style-name="Default" style:data-style-name="N36">
      <style:table-cell-properties fo:border-top="thin solid #BFBFBF" fo:border-bottom="2pt solid #000000" fo:border-left="thin solid #BFBFBF" fo:border-right="2pt solid #000000"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36">
      <style:table-cell-properties fo:border-top="none" fo:border-bottom="thin solid #BFBFBF" fo:border-left="thin solid #BFBFBF" fo:border-right="2pt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38">
      <style:table-cell-properties fo:border-top="thin solid #BFBFBF" fo:border-bottom="thin solid #BFBFBF" fo:border-left="thin solid #BFBFBF" fo:border-right="2pt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58" style:family="table-cell" style:parent-style-name="Default" style:data-style-name="N12">
      <style:table-cell-properties fo:border-top="none" fo:border-bottom="thin solid #A6A6A6" fo:border-left="thin solid #A6A6A6" fo:border-right="2pt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 style:data-style-name="N12">
      <style:table-cell-properties fo:border-top="thin solid #A6A6A6" fo:border-bottom="thin solid #A6A6A6" fo:border-left="thin solid #A6A6A6" fo:border-right="2pt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12">
      <style:table-cell-properties fo:border-top="thin solid #A6A6A6" fo:border-bottom="2pt solid #000000" fo:border-left="thin solid #A6A6A6" fo:border-right="2pt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="2pt solid #000000" style:vertical-align="middle" fo:background-color="#FFC000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2pt solid #000000" fo:border-bottom="thin solid #BFBFBF" fo:border-left="2pt solid #000000" fo:border-right="thin solid #BFBFBF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="2pt solid #000000" style:vertical-align="middle" fo:background-color="#3C7D22" style:repeat-content="false"/>
      <style:paragraph-properties fo:text-align="center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3C7D22" style:repeat-content="false"/>
      <style:paragraph-properties fo:text-align="center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2pt solid #000000" fo:border-bottom="thin solid #BFBFBF" fo:border-left="2pt solid #000000" fo:border-right="thin solid #BFBFBF" style:vertical-align="automatic" style:repeat-content="false"/>
      <style:paragraph-properties fo:text-align="start" fo:margin-left="0.706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0cm"/>
    </style:style>
    <style:style style:name="co8" style:family="table-column">
      <style:table-column-properties fo:break-before="auto" style:column-width="6.50875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4.02166666666667cm"/>
    </style:style>
    <style:style style:name="co12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Conservador&quot;;&quot;Moderado&quot;;&quot;Agressivo&quot;)">
          <table:help-message table:display="true"/>
          <table:error-message table:display="true"/>
        </table:content-validation>
      </table:content-validations>
      <table:table table:name="Investimentos_D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 table:visibility="collapse"/>
        <table:table-column table:style-name="co6" table:default-cell-style-name="ce1" table:visibility="collapse"/>
        <table:table-column table:style-name="co1" table:default-cell-style-name="ce1" table:visibility="collapse"/>
        <table:table-column table:style-name="co7" table:number-columns-repeated="16376" table:default-cell-style-name="ce1" table:visibility="collapse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3" table:number-rows-spanned="1" table:style-name="ce61">
            <text:p>Configurações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table:style-name="ce1"/>
          <table:table-cell office:value-type="string" table:number-columns-spanned="2" table:number-rows-spanned="1" table:style-name="ce62">
            <text:p>Salário</text:p>
          </table:table-cell>
          <table:covered-table-cell/>
          <table:table-cell office:value-type="currency" office:value="4200" table:style-name="ce56">
            <text:p>R$ 4.200,00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number-columns-spanned="2" table:number-rows-spanned="1" table:style-name="ce30">
            <text:p>Rendimento Carteira</text:p>
          </table:table-cell>
          <table:covered-table-cell/>
          <table:table-cell office:value-type="percentage" office:value="6.0000000000000001E-3" table:style-name="ce57">
            <text:p>0,6%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number-columns-spanned="2" table:number-rows-spanned="1" table:style-name="ce32">
            <text:p>Sugestão de investimento (30%)</text:p>
          </table:table-cell>
          <table:covered-table-cell/>
          <table:table-cell office:value-type="currency" office:value="1260" table:formula="of:=[.D3]*30%" table:style-name="ce55">
            <text:p>R$ 1.260,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"/>
          <table:table-cell office:value-type="string" table:number-columns-spanned="3" table:number-rows-spanned="1" table:style-name="ce63">
            <text:p>INVESTIMENTOS MENSAL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table:style-name="ce1"/>
          <table:table-cell office:value-type="string" table:number-columns-spanned="2" table:number-rows-spanned="1" table:style-name="ce65">
            <text:p>Quanto investir por mês?</text:p>
          </table:table-cell>
          <table:covered-table-cell/>
          <table:table-cell office:value-type="currency" office:value="500" table:style-name="ce4">
            <text:p>R$ 500,00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number-columns-spanned="2" table:number-rows-spanned="1" table:style-name="ce41">
            <text:p>Por quantos anos?</text:p>
          </table:table-cell>
          <table:covered-table-cell/>
          <table:table-cell office:value-type="float" office:value="5" table:style-name="ce5">
            <text:p>5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number-columns-spanned="2" table:number-rows-spanned="1" table:style-name="ce41">
            <text:p>Taxa de rendimento mensal?</text:p>
          </table:table-cell>
          <table:covered-table-cell/>
          <table:table-cell office:value-type="percentage" office:value="1.0800000000000001E-2" table:style-name="ce6">
            <text:p>1,08%</text:p>
          </table:table-cell>
          <table:table-cell table:number-columns-repeated="16380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string" table:number-columns-spanned="2" table:number-rows-spanned="1" table:style-name="ce43">
            <text:p>Patrimônio acumulado?</text:p>
          </table:table-cell>
          <table:covered-table-cell/>
          <table:table-cell office:value-type="currency" office:value="41902.00967962922" table:formula="of:=FV([.D10];[.D9]*12;[.D8]*-1)" table:style-name="ce7">
            <text:p>R$ 41.902,01</text:p>
          </table:table-cell>
          <table:table-cell table:number-columns-repeated="16380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number-columns-spanned="2" table:number-rows-spanned="1" table:style-name="ce45">
            <text:p>Dividendos mensais?</text:p>
          </table:table-cell>
          <table:covered-table-cell/>
          <table:table-cell office:value-type="currency" office:value="452.54170453999558" table:formula="of:=[.D11]*[.D10]" table:style-name="ce8">
            <text:p>R$ 452,54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table:number-columns-repeated="16383" table:style-name="ce1"/>
        </table:table-row>
        <table:table-row table:style-name="ro5">
          <table:table-cell office:value-type="float" office:value="30" table:style-name="ce2">
            <text:p>30</text:p>
          </table:table-cell>
          <table:table-cell office:value-type="string" table:number-columns-spanned="2" table:number-rows-spanned="1" table:style-name="ce64">
            <text:p>Cenários</text:p>
          </table:table-cell>
          <table:covered-table-cell/>
          <table:table-cell office:value-type="string" table:style-name="ce3">
            <text:p>Dividendos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2">
            <text:p>Quanto em 2 anos?</text:p>
          </table:table-cell>
          <table:table-cell office:value-type="currency" office:value="13615.431830290796" table:formula="of:=FV([.D10];[.A$11]*12;[.D8]*-1)" table:style-name="ce9">
            <text:p>R$ 13.615,43</text:p>
          </table:table-cell>
          <table:table-cell office:value-type="currency" office:value="136.15431830290797" table:formula="of:=[.C16]*1%" table:style-name="ce58">
            <text:p>R$ 136,1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3">
            <text:p>Quanto em 5 anos?</text:p>
          </table:table-cell>
          <table:table-cell office:value-type="currency" office:value="41902.00967962922" table:formula="of:=FV([.D10];[.A$12]*12;[.D8]*-1)" table:style-name="ce10">
            <text:p>R$ 41.902,01</text:p>
          </table:table-cell>
          <table:table-cell office:value-type="currency" office:value="419.02009679629219" table:formula="of:=[.C17]*1%" table:style-name="ce59">
            <text:p>R$ 419,02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3">
            <text:p>Quanto em 10 anos?</text:p>
          </table:table-cell>
          <table:table-cell office:value-type="currency" office:value="121728.83312740005" table:formula="of:=FV([.D10];[.A$13]*12;[.D8]*-1)" table:style-name="ce10">
            <text:p>R$ 121.728,83</text:p>
          </table:table-cell>
          <table:table-cell office:value-type="currency" office:value="1217.2883312740005" table:formula="of:=[.C18]*1%" table:style-name="ce59">
            <text:p>R$ 1.217,29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3">
            <text:p>Quanto em 20 anos?</text:p>
          </table:table-cell>
          <table:table-cell office:value-type="currency" office:value="563524.49664926168" table:formula="of:=FV([.D10];[.A$14]*12;[.D8]*-1)" table:style-name="ce10">
            <text:p>R$ 563.524,50</text:p>
          </table:table-cell>
          <table:table-cell office:value-type="currency" office:value="5635.2449664926171" table:formula="of:=[.C19]*1%" table:style-name="ce59">
            <text:p>R$ 5.635,2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4">
            <text:p>Quanto em 30 anos?</text:p>
          </table:table-cell>
          <table:table-cell office:value-type="currency" office:value="2166952.4051583759" table:formula="of:=FV([.D10];[.A$15]*12;[.D8]*-1)" table:style-name="ce11">
            <text:p>R$ 2.166.952,41</text:p>
          </table:table-cell>
          <table:table-cell office:value-type="currency" office:value="21669.524051583758" table:formula="of:=[.C20]*1%" table:style-name="ce60">
            <text:p>R$ 21.669,52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4">
          <table:table-cell/>
          <table:table-cell office:value-type="string" table:style-name="ce16">
            <text:p>PERFIL</text:p>
          </table:table-cell>
          <table:table-cell office:value-type="string" table:number-columns-spanned="2" table:number-rows-spanned="1" table:content-validation-name="val1" table:style-name="ce23">
            <text:p>Agressivo</text:p>
          </table:table-cell>
          <table:covered-table-cell/>
          <table:table-cell table:number-columns-repeated="16380"/>
        </table:table-row>
        <table:table-row table:style-name="ro4">
          <table:table-cell/>
          <table:table-cell office:value-type="string" table:style-name="ce17">
            <text:p>Valor a ser investido no mês</text:p>
          </table:table-cell>
          <table:table-cell office:value-type="currency" office:value="500" table:number-columns-spanned="2" table:number-rows-spanned="1" table:style-name="ce24">
            <text:p>R$ 500,00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17">
            <text:p>TIPO FII</text:p>
          </table:table-cell>
          <table:table-cell office:value-type="string" table:style-name="ce18">
            <text:p>Percentual sugerido</text:p>
          </table:table-cell>
          <table:table-cell office:value-type="string" table:style-name="ce18">
            <text:p>Valores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5">
            <text:p>PAPEL</text:p>
          </table:table-cell>
          <table:table-cell office:value-type="percentage" office:value="0.5" table:formula="of:=VLOOKUP([.$C$24]&amp;&quot;-&quot;&amp;[.B28];[Planilha1.A:.D];4;FALSE)" table:style-name="ce21">
            <text:p>50%</text:p>
          </table:table-cell>
          <table:table-cell office:value-type="currency" office:value="250" table:formula="of:=[.$C$25]*[.C$28]" table:style-name="ce22">
            <text:p>R$ 250,0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5">
            <text:p>TIJOLO</text:p>
          </table:table-cell>
          <table:table-cell office:value-type="percentage" office:value="0.1" table:formula="of:=VLOOKUP([.$C$24]&amp;&quot;-&quot;&amp;[.B29];[Planilha1.A:.D];4;FALSE)" table:style-name="ce21">
            <text:p>10%</text:p>
          </table:table-cell>
          <table:table-cell office:value-type="currency" office:value="50" table:formula="of:=[.$C$25]*[.C29]" table:style-name="ce22">
            <text:p>R$ 50,0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5">
            <text:p>HIBRIDOS</text:p>
          </table:table-cell>
          <table:table-cell office:value-type="percentage" office:value="0.05" table:formula="of:=VLOOKUP([.$C$24]&amp;&quot;-&quot;&amp;[.B30];[Planilha1.A:.D];4;FALSE)" table:style-name="ce21">
            <text:p>5%</text:p>
          </table:table-cell>
          <table:table-cell office:value-type="currency" office:value="25" table:formula="of:=[.$C$25]*[.C30]" table:style-name="ce22">
            <text:p>R$ 25,0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5">
            <text:p>FOF´s</text:p>
          </table:table-cell>
          <table:table-cell office:value-type="percentage" office:value="0.05" table:formula="of:=VLOOKUP([.$C$24]&amp;&quot;-&quot;&amp;[.B31];[Planilha1.A:.D];4;FALSE)" table:style-name="ce21">
            <text:p>5%</text:p>
          </table:table-cell>
          <table:table-cell office:value-type="currency" office:value="25" table:formula="of:=[.$C$25]*[.C31]" table:style-name="ce22">
            <text:p>R$ 25,0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5">
            <text:p>DESENVOLVIMENTO</text:p>
          </table:table-cell>
          <table:table-cell office:value-type="percentage" office:value="0.2" table:formula="of:=VLOOKUP([.$C$24]&amp;&quot;-&quot;&amp;[.B32];[Planilha1.A:.D];4;FALSE)" table:style-name="ce21">
            <text:p>20%</text:p>
          </table:table-cell>
          <table:table-cell office:value-type="currency" office:value="100" table:formula="of:=[.$C$25]*[.C32]" table:style-name="ce22">
            <text:p>R$ 100,0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5">
            <text:p>HOTELARIAS</text:p>
          </table:table-cell>
          <table:table-cell office:value-type="percentage" office:value="0.1" table:formula="of:=VLOOKUP([.$C$24]&amp;&quot;-&quot;&amp;[.B33];[Planilha1.A:.D];4;FALSE)" table:style-name="ce21">
            <text:p>10%</text:p>
          </table:table-cell>
          <table:table-cell office:value-type="currency" office:value="50" table:formula="of:=[.$C$25]*[.C33]" table:style-name="ce22">
            <text:p>R$ 50,00</text:p>
          </table:table-cell>
          <table:table-cell table:number-columns-repeated="16380"/>
        </table:table-row>
        <table:table-row table:style-name="ro4">
          <table:table-cell/>
          <table:table-cell table:number-columns-repeated="2" table:style-name="ce19"/>
          <table:table-cell office:value-type="currency" office:value="500" table:formula="of:=SUM([.D28:.D33])" table:style-name="ce20">
            <text:p>R$ 500,00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Gráfico 1" svg:x="1.30208in" svg:y="0in" svg:width="3.625in" svg:height="3.572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38" table:style-name="ro1">
          <table:table-cell table:number-columns-repeated="16384"/>
        </table:table-row>
      </table:table>
      <table:table table:name="Planilha1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47">
            <text:p>CHAVE</text:p>
          </table:table-cell>
          <table:table-cell office:value-type="string" table:style-name="ce47">
            <text:p>PERFIL</text:p>
          </table:table-cell>
          <table:table-cell office:value-type="string" table:style-name="ce47">
            <text:p>TIPO FII</text:p>
          </table:table-cell>
          <table:table-cell office:value-type="string" table:style-name="ce47">
            <text:p>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Conservador-PAPEL" table:formula="of:=[.B3]&amp;&quot;-&quot;&amp;[.C3]" table:style-name="ce48">
            <text:p>Conservador-PAPEL</text:p>
          </table:table-cell>
          <table:table-cell office:value-type="string" table:style-name="ce49">
            <text:p>Conservador</text:p>
          </table:table-cell>
          <table:table-cell office:value-type="string" table:style-name="ce49">
            <text:p>PAPEL</text:p>
          </table:table-cell>
          <table:table-cell office:value-type="percentage" office:value="0.3" table:style-name="ce48">
            <text:p>30%</text:p>
          </table:table-cell>
          <table:table-cell table:number-columns-repeated="4" table:style-name="ce1"/>
          <table:table-cell office:value-type="string" table:style-name="ce1">
            <text:p>%</text:p>
          </table:table-cell>
          <table:table-cell table:number-columns-repeated="16375"/>
        </table:table-row>
        <table:table-row table:style-name="ro4">
          <table:table-cell office:value-type="string" office:string-value="Conservador-TIJOLO" table:formula="of:=[.B4]&amp;&quot;-&quot;&amp;[.C4]" table:style-name="ce50">
            <text:p>Conservador-TIJOLO</text:p>
          </table:table-cell>
          <table:table-cell office:value-type="string" table:style-name="ce52">
            <text:p>Conservador</text:p>
          </table:table-cell>
          <table:table-cell office:value-type="string" table:style-name="ce52">
            <text:p>TIJOLO</text:p>
          </table:table-cell>
          <table:table-cell office:value-type="percentage" office:value="0.5" table:style-name="ce50">
            <text:p>50%</text:p>
          </table:table-cell>
          <table:table-cell table:number-columns-repeated="3" table:style-name="ce1"/>
          <table:table-cell office:value-type="string" table:style-name="ce50">
            <text:p>Moderado-TIJOLO</text:p>
          </table:table-cell>
          <table:table-cell table:style-name="ce51"/>
          <table:table-cell table:number-columns-repeated="16375"/>
        </table:table-row>
        <table:table-row table:style-name="ro4">
          <table:table-cell office:value-type="string" office:string-value="Conservador-HIBRIDOS" table:formula="of:=[.B5]&amp;&quot;-&quot;&amp;[.C5]" table:style-name="ce50">
            <text:p>Conservador-HIBRIDOS</text:p>
          </table:table-cell>
          <table:table-cell office:value-type="string" table:style-name="ce52">
            <text:p>Conservador</text:p>
          </table:table-cell>
          <table:table-cell office:value-type="string" table:style-name="ce52">
            <text:p>HIBRIDOS</text:p>
          </table:table-cell>
          <table:table-cell office:value-type="percentage" office:value="0.1" table:style-name="ce50">
            <text:p>10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Conservador-FOF´s" table:formula="of:=[.B6]&amp;&quot;-&quot;&amp;[.C6]" table:style-name="ce50">
            <text:p>Conservador-FOF´s</text:p>
          </table:table-cell>
          <table:table-cell office:value-type="string" table:style-name="ce52">
            <text:p>Conservador</text:p>
          </table:table-cell>
          <table:table-cell office:value-type="string" table:style-name="ce52">
            <text:p>FOF´s</text:p>
          </table:table-cell>
          <table:table-cell office:value-type="percentage" office:value="0.1" table:style-name="ce50">
            <text:p>10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Conservador-DESENVOLVIMENTO" table:formula="of:=[.B7]&amp;&quot;-&quot;&amp;[.C7]" table:style-name="ce50">
            <text:p>Conservador-DESENVOLVIMENTO</text:p>
          </table:table-cell>
          <table:table-cell office:value-type="string" table:style-name="ce52">
            <text:p>Conservador</text:p>
          </table:table-cell>
          <table:table-cell office:value-type="string" table:style-name="ce52">
            <text:p>DESENVOLVIMENTO</text:p>
          </table:table-cell>
          <table:table-cell office:value-type="percentage" office:value="0" table:style-name="ce50">
            <text:p>0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Conservador-HOTELARIAS" table:formula="of:=[.B8]&amp;&quot;-&quot;&amp;[.C8]" table:style-name="ce50">
            <text:p>Conservador-HOTELARIAS</text:p>
          </table:table-cell>
          <table:table-cell office:value-type="string" table:style-name="ce52">
            <text:p>Conservador</text:p>
          </table:table-cell>
          <table:table-cell office:value-type="string" table:style-name="ce52">
            <text:p>HOTELARIAS</text:p>
          </table:table-cell>
          <table:table-cell office:value-type="percentage" office:value="0" table:style-name="ce50">
            <text:p>0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Moderado-PAPEL" table:formula="of:=[.B9]&amp;&quot;-&quot;&amp;[.C9]" table:style-name="ce48">
            <text:p>Moderado-PAPEL</text:p>
          </table:table-cell>
          <table:table-cell office:value-type="string" table:style-name="ce49">
            <text:p>Moderado</text:p>
          </table:table-cell>
          <table:table-cell office:value-type="string" table:style-name="ce49">
            <text:p>PAPEL</text:p>
          </table:table-cell>
          <table:table-cell office:value-type="percentage" office:value="0.32" table:style-name="ce53">
            <text:p>32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Moderado-TIJOLO" table:formula="of:=[.B10]&amp;&quot;-&quot;&amp;[.C10]" table:style-name="ce50">
            <text:p>Moderado-TIJOLO</text:p>
          </table:table-cell>
          <table:table-cell office:value-type="string" table:style-name="ce52">
            <text:p>Moderado</text:p>
          </table:table-cell>
          <table:table-cell office:value-type="string" table:style-name="ce52">
            <text:p>TIJOLO</text:p>
          </table:table-cell>
          <table:table-cell office:value-type="percentage" office:value="0.4" table:style-name="ce54">
            <text:p>40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Moderado-HIBRIDOS" table:formula="of:=[.B11]&amp;&quot;-&quot;&amp;[.C11]" table:style-name="ce50">
            <text:p>Moderado-HIBRIDOS</text:p>
          </table:table-cell>
          <table:table-cell office:value-type="string" table:style-name="ce52">
            <text:p>Moderado</text:p>
          </table:table-cell>
          <table:table-cell office:value-type="string" table:style-name="ce52">
            <text:p>HIBRIDOS</text:p>
          </table:table-cell>
          <table:table-cell office:value-type="percentage" office:value="0.08" table:style-name="ce54">
            <text:p>8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Moderado-FOF´s" table:formula="of:=[.B12]&amp;&quot;-&quot;&amp;[.C12]" table:style-name="ce50">
            <text:p>Moderado-FOF´s</text:p>
          </table:table-cell>
          <table:table-cell office:value-type="string" table:style-name="ce52">
            <text:p>Moderado</text:p>
          </table:table-cell>
          <table:table-cell office:value-type="string" table:style-name="ce52">
            <text:p>FOF´s</text:p>
          </table:table-cell>
          <table:table-cell office:value-type="percentage" office:value="0.05" table:style-name="ce54">
            <text:p>5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Moderado-DESENVOLVIMENTO" table:formula="of:=[.B13]&amp;&quot;-&quot;&amp;[.C13]" table:style-name="ce50">
            <text:p>Moderado-DESENVOLVIMENTO</text:p>
          </table:table-cell>
          <table:table-cell office:value-type="string" table:style-name="ce52">
            <text:p>Moderado</text:p>
          </table:table-cell>
          <table:table-cell office:value-type="string" table:style-name="ce52">
            <text:p>DESENVOLVIMENTO</text:p>
          </table:table-cell>
          <table:table-cell office:value-type="percentage" office:value="0.1" table:style-name="ce54">
            <text:p>10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Moderado-HOTELARIAS" table:formula="of:=[.B14]&amp;&quot;-&quot;&amp;[.C14]" table:style-name="ce50">
            <text:p>Moderado-HOTELARIAS</text:p>
          </table:table-cell>
          <table:table-cell office:value-type="string" table:style-name="ce52">
            <text:p>Moderado</text:p>
          </table:table-cell>
          <table:table-cell office:value-type="string" table:style-name="ce52">
            <text:p>HOTELARIAS</text:p>
          </table:table-cell>
          <table:table-cell office:value-type="percentage" office:value="0.05" table:style-name="ce54">
            <text:p>5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Agressivo-PAPEL" table:formula="of:=[.B15]&amp;&quot;-&quot;&amp;[.C15]" table:style-name="ce48">
            <text:p>Agressivo-PAPEL</text:p>
          </table:table-cell>
          <table:table-cell office:value-type="string" table:style-name="ce49">
            <text:p>Agressivo</text:p>
          </table:table-cell>
          <table:table-cell office:value-type="string" table:style-name="ce49">
            <text:p>PAPEL</text:p>
          </table:table-cell>
          <table:table-cell office:value-type="percentage" office:value="0.5" table:style-name="ce53">
            <text:p>50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Agressivo-TIJOLO" table:formula="of:=[.B16]&amp;&quot;-&quot;&amp;[.C16]" table:style-name="ce50">
            <text:p>Agressivo-TIJOLO</text:p>
          </table:table-cell>
          <table:table-cell office:value-type="string" table:style-name="ce52">
            <text:p>Agressivo</text:p>
          </table:table-cell>
          <table:table-cell office:value-type="string" table:style-name="ce52">
            <text:p>TIJOLO</text:p>
          </table:table-cell>
          <table:table-cell office:value-type="percentage" office:value="0.1" table:style-name="ce54">
            <text:p>10%</text:p>
          </table:table-cell>
          <table:table-cell table:number-columns-repeated="16380" table:style-name="ce1"/>
        </table:table-row>
        <table:table-row table:style-name="ro4">
          <table:table-cell office:value-type="string" office:string-value="Agressivo-HIBRIDOS" table:formula="of:=[.B17]&amp;&quot;-&quot;&amp;[.C17]" table:style-name="ce50">
            <text:p>Agressivo-HIBRIDOS</text:p>
          </table:table-cell>
          <table:table-cell office:value-type="string" table:style-name="ce52">
            <text:p>Agressivo</text:p>
          </table:table-cell>
          <table:table-cell office:value-type="string" table:style-name="ce52">
            <text:p>HIBRIDOS</text:p>
          </table:table-cell>
          <table:table-cell office:value-type="percentage" office:value="0.05" table:style-name="ce54">
            <text:p>5%</text:p>
          </table:table-cell>
          <table:table-cell table:number-columns-repeated="16380"/>
        </table:table-row>
        <table:table-row table:style-name="ro4">
          <table:table-cell office:value-type="string" office:string-value="Agressivo-FOF´s" table:formula="of:=[.B18]&amp;&quot;-&quot;&amp;[.C18]" table:style-name="ce50">
            <text:p>Agressivo-FOF´s</text:p>
          </table:table-cell>
          <table:table-cell office:value-type="string" table:style-name="ce52">
            <text:p>Agressivo</text:p>
          </table:table-cell>
          <table:table-cell office:value-type="string" table:style-name="ce52">
            <text:p>FOF´s</text:p>
          </table:table-cell>
          <table:table-cell office:value-type="percentage" office:value="0.05" table:style-name="ce54">
            <text:p>5%</text:p>
          </table:table-cell>
          <table:table-cell table:number-columns-repeated="16380"/>
        </table:table-row>
        <table:table-row table:style-name="ro4">
          <table:table-cell office:value-type="string" office:string-value="Agressivo-DESENVOLVIMENTO" table:formula="of:=[.B19]&amp;&quot;-&quot;&amp;[.C19]" table:style-name="ce50">
            <text:p>Agressivo-DESENVOLVIMENTO</text:p>
          </table:table-cell>
          <table:table-cell office:value-type="string" table:style-name="ce52">
            <text:p>Agressivo</text:p>
          </table:table-cell>
          <table:table-cell office:value-type="string" table:style-name="ce52">
            <text:p>DESENVOLVIMENTO</text:p>
          </table:table-cell>
          <table:table-cell office:value-type="percentage" office:value="0.2" table:style-name="ce54">
            <text:p>20%</text:p>
          </table:table-cell>
          <table:table-cell table:number-columns-repeated="16380"/>
        </table:table-row>
        <table:table-row table:style-name="ro4">
          <table:table-cell office:value-type="string" office:string-value="Agressivo-HOTELARIAS" table:formula="of:=[.B20]&amp;&quot;-&quot;&amp;[.C20]" table:style-name="ce50">
            <text:p>Agressivo-HOTELARIAS</text:p>
          </table:table-cell>
          <table:table-cell office:value-type="string" table:style-name="ce52">
            <text:p>Agressivo</text:p>
          </table:table-cell>
          <table:table-cell office:value-type="string" table:style-name="ce52">
            <text:p>HOTELARIAS</text:p>
          </table:table-cell>
          <table:table-cell office:value-type="percentage" office:value="0.1" table:style-name="ce54">
            <text:p>10%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named-expressions>
        <table:named-range table:name="rendimento_carteira" table:cell-range-address="Investimentos_DIO.$D$4" table:base-cell-address="Investimentos_DI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2P0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2P0"/>
    </number:currency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currency-style style:name="N36">
      <number:currency-symbol>R$</number:currency-symbol>
      <number:text> </number:text>
      <number:number number:decimal-places="2" number:min-decimal-places="2" number:min-integer-digits="1" number:grouping="true"/>
    </number:currency-style>
    <number:percentage-style style:name="N38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6-13T00:53:48Z</meta:creation-date>
    <dc:date>2025-06-14T18:29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45f82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145f82" draw:opacity="100%" draw:stroke="solid" svg:stroke-width="0.02083in" svg:stroke-color="#ffffff" svg:stroke-opacity="100%"/>
    </style:style>
    <style:style style:family="chart" style:name="G0S0P1">
      <style:graphic-properties draw:fill="solid" draw:fill-color="#e87331" draw:opacity="100%" draw:stroke="solid" svg:stroke-width="0.02083in" svg:stroke-color="#ffffff" svg:stroke-opacity="100%"/>
    </style:style>
    <style:style style:family="chart" style:name="G0S0P2">
      <style:graphic-properties draw:fill="solid" draw:fill-color="#186c24" draw:opacity="100%" draw:stroke="solid" svg:stroke-width="0.02083in" svg:stroke-color="#ffffff" svg:stroke-opacity="100%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G0S0P4">
      <style:graphic-properties draw:fill="solid" draw:fill-color="#a02b93" draw:opacity="100%" draw:stroke="solid" svg:stroke-width="0.02083in" svg:stroke-color="#ffffff" svg:stroke-opacity="100%"/>
    </style:style>
    <style:style style:family="chart" style:name="G0S0P5">
      <style:graphic-properties draw:fill="solid" draw:fill-color="#4ea72e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57.25pt" svg:width="261.0pt" chart:style-name="Crt0">
        <chart:title chart:style-name="CT00">
          <text:p text:style-name="a0" text:class-names="" text:cond-style-name="">Percentual sugerido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Investimentos_DIO.$B$28:.$B$33"/>
          </chart:axis>
          <chart:axis chart:dimension="y"/>
          <chart:series chart:label-cell-address="Investimentos_DIO.$C$27" chart:values-cell-range-address="Investimentos_DIO.$C$28:.$C$3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